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omente_20_títul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omente_20_título-notes">
      <style:graphic-properties draw:fill-color="#ffffff" draw:auto-grow-height="true" fo:min-height="13.364cm"/>
    </style:style>
    <style:style style:name="pr3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go Que Consome&#10;Geraldo Guimaraes" draw:style-name="dp1" draw:master-page-name="Somente_20_título" presentation:presentation-page-layout-name="AL1T19">
        <draw:frame draw:name="Título 5" presentation:style-name="pr1" draw:text-style-name="P2" draw:layer="layout" svg:width="25.199cm" svg:height="14.437cm" svg:x="1.312cm" svg:y="0.491cm" presentation:class="title" presentation:user-transformed="true">
          <draw:text-box>
            <text:p text:style-name="P1"><text:span text:style-name="T1">Fogo Que Consome</text:span><text:span text:style-name="T2"><text:line-break/></text:span><text:span text:style-name="T3">Geraldo Guimara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omente_20_título" presentation:presentation-page-layout-name="AL1T19">
        <draw:frame draw:name="Título 1" presentation:style-name="pr3" draw:text-style-name="P2" draw:layer="layout" svg:width="27.999cm" svg:height="14.57cm" svg:x="0cm" svg:y="0.63cm" presentation:class="title" presentation:user-transformed="true">
          <draw:text-box>
            <text:p text:style-name="P1"><text:span text:style-name="T4">Sopra como vento,</text:span><text:span text:style-name="T4"><text:line-break/></text:span><text:span text:style-name="T4">queima como fogo, </text:span><text:span text:style-name="T4"><text:line-break/></text:span><text:span text:style-name="T4">Flua como rio, Espírito Santo!</text:span><text:span text:style-name="T4"><text:line-break/></text:span><text:span text:style-name="T4">Suba como incenso, </text:span><text:span text:style-name="T4"><text:line-break/></text:span><text:span text:style-name="T4">minha adoração</text:span><text:span text:style-name="T4"><text:line-break/></text:span><text:span text:style-name="T4">Vou me derramar, </text:span><text:span text:style-name="T4"><text:line-break/></text:span><text:span text:style-name="T4">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Faça queimar teu fogo</text:span><text:span text:style-name="T4"><text:line-break/></text:span><text:span text:style-name="T4">Faça fluir teu rio</text:span><text:span text:style-name="T4"><text:line-break/></text:span><text:span text:style-name="T4">Nesse lugar, 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Faça queimar teu fogo</text:span><text:span text:style-name="T4"><text:line-break/></text:span><text:span text:style-name="T4">Faça fluir teu rio</text:span><text:span text:style-name="T4"><text:line-break/></text:span><text:span text:style-name="T4">Nesse lugar, 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omente_20_título" presentation:presentation-page-layout-name="AL1T19">
        <draw:frame draw:name="Título 1" presentation:style-name="pr3" draw:text-style-name="P2" draw:layer="layout" svg:width="26.905cm" svg:height="14.79cm" svg:x="0.437cm" svg:y="0.63cm" presentation:class="title" presentation:user-transformed="true">
          <draw:text-box>
            <text:p text:style-name="P1"><text:span text:style-name="T4">Sopra como vento,</text:span><text:span text:style-name="T4"><text:line-break/></text:span><text:span text:style-name="T4">queima como fogo, </text:span><text:span text:style-name="T4"><text:line-break/></text:span><text:span text:style-name="T4">Flua como rio, Espírito Santo!</text:span><text:span text:style-name="T4"><text:line-break/></text:span><text:span text:style-name="T4">Suba como incenso, </text:span><text:span text:style-name="T4"><text:line-break/></text:span><text:span text:style-name="T4">minha adoração</text:span><text:span text:style-name="T4"><text:line-break/></text:span><text:span text:style-name="T4">Vou me derramar, </text:span><text:span text:style-name="T4"><text:line-break/></text:span><text:span text:style-name="T4">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Faça queimar teu fogo</text:span><text:span text:style-name="T4"><text:line-break/></text:span><text:span text:style-name="T4">Faça fluir teu rio</text:span><text:span text:style-name="T4"><text:line-break/></text:span><text:span text:style-name="T4">Nesse lugar, 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Faça queimar teu fogo</text:span><text:span text:style-name="T4"><text:line-break/></text:span><text:span text:style-name="T4">Faça fluir teu rio</text:span><text:span text:style-name="T4"><text:line-break/></text:span><text:span text:style-name="T4">Nesse lugar, 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omente_20_título" presentation:presentation-page-layout-name="AL1T19">
        <draw:frame draw:name="Título 1" presentation:style-name="pr3" draw:text-style-name="P2" draw:layer="layout" svg:width="26.687cm" svg:height="14.626cm" svg:x="0.655cm" svg:y="0.63cm" presentation:class="title" presentation:user-transformed="true">
          <draw:text-box>
            <text:p text:style-name="P1"><text:span text:style-name="T4">Eu navegarei, no oceano do Espírito</text:span><text:span text:style-name="T4"><text:line-break/></text:span><text:span text:style-name="T4">E ali adorarei, ao Deus do meu amor</text:span><text:span text:style-name="T4"><text:line-break/></text:span><text:span text:style-name="T4">Eu adorarei, ao Deus da minha vida</text:span><text:span text:style-name="T4"><text:line-break/></text:span><text:span text:style-name="T4">Que me compreendeu, </text:span><text:span text:style-name="T4"><text:line-break/></text:span><text:span text:style-name="T4">Sem nenhuma explic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Espírito! Espírito!</text:span><text:span text:style-name="T4"><text:line-break/></text:span><text:span text:style-name="T4">Que desce como fogo</text:span><text:span text:style-name="T4"><text:line-break/></text:span><text:span text:style-name="T4">Vem como em pentecoste</text:span><text:span text:style-name="T4"><text:line-break/></text:span><text:span text:style-name="T4">E enche-me de n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Espírito! Espírito!</text:span><text:span text:style-name="T4"><text:line-break/></text:span><text:span text:style-name="T4">Que desce como fogo</text:span><text:span text:style-name="T4"><text:line-break/></text:span><text:span text:style-name="T4">Vem como em pentecoste</text:span><text:span text:style-name="T4"><text:line-break/></text:span><text:span text:style-name="T4">E enche-me de no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Faça queimar teu fogo</text:span><text:span text:style-name="T4"><text:line-break/></text:span><text:span text:style-name="T4">Faça fluir teu rio</text:span><text:span text:style-name="T4"><text:line-break/></text:span><text:span text:style-name="T4">Nesse lugar, 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omente_20_título" presentation:presentation-page-layout-name="AL1T19">
        <draw:frame draw:name="Título 1" presentation:style-name="pr3" draw:text-style-name="P2" draw:layer="layout" svg:width="25.199cm" svg:height="14.298cm" svg:x="1.4cm" svg:y="0.63cm" presentation:class="title" presentation:user-transformed="true">
          <draw:text-box>
            <text:p text:style-name="P1"><text:span text:style-name="T4">Faça queimar teu fogo</text:span><text:span text:style-name="T4"><text:line-break/></text:span><text:span text:style-name="T4">Faça fluir teu rio</text:span><text:span text:style-name="T4"><text:line-break/></text:span><text:span text:style-name="T4">Nesse lugar, Espírito San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mente_20_título-background" style:display-name="Somente título-background" style:family="presentation">
      <style:graphic-properties draw:stroke="none" draw:fill="solid" draw:fill-color="#000000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6.5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4.8999996185303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5.199cm" svg:height="2.624cm" svg:x="1.4cm" svg:y="0.63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2" presentation:style-name="Mpr2" draw:text-style-name="MP8" draw:layer="backgroundobjects" svg:width="6.533cm" svg:height="0.838cm" svg:x="1.4cm" svg:y="14.598cm" presentation:class="date-time" presentation:user-transformed="true">
        <draw:text-box>
          <text:p text:style-name="MP7"><text:span text:style-name="MT3"><text:date style:data-style-name="D1" text:date-value="2018-02-05">05/02/18</text:date></text:span></text:p>
        </draw:text-box>
      </draw:frame>
      <draw:frame draw:name="Espaço Reservado para Rodapé 3" presentation:style-name="Mpr2" draw:text-style-name="MP8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Espaço Reservado para Número de Slide 4" presentation:style-name="Mpr2" draw:text-style-name="MP8" draw:layer="backgroundobjects" svg:width="6.533cm" svg:height="0.838cm" svg:x="20.066cm" svg:y="14.59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Somente_20_título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onvidado</meta:initial-creator>
    <meta:editing-cycles>15</meta:editing-cycles>
    <meta:creation-date>2018-02-05T15:52:55</meta:creation-date>
    <dc:date>2018-02-05T19:20:15.361194882</dc:date>
    <meta:editing-duration>PT57M4S</meta:editing-duration>
    <meta:generator>LibreOffice/5.4.4.2$Linux_X86_64 LibreOffice_project/40m0$Build-2</meta:generator>
    <meta:document-statistic meta:object-count="5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